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eade" officeooo:paragraph-rsid="001deade"/>
    </style:style>
    <style:style style:name="P2" style:family="paragraph" style:parent-style-name="Standard">
      <style:text-properties officeooo:rsid="001f3985" officeooo:paragraph-rsid="001f3985"/>
    </style:style>
    <style:style style:name="P3" style:family="paragraph" style:parent-style-name="Standard">
      <style:text-properties officeooo:rsid="001faf70" officeooo:paragraph-rsid="001faf70"/>
    </style:style>
    <style:style style:name="P4" style:family="paragraph" style:parent-style-name="Standard">
      <style:text-properties officeooo:rsid="002353bf" officeooo:paragraph-rsid="002353bf"/>
    </style:style>
    <style:style style:name="P5" style:family="paragraph" style:parent-style-name="Standard">
      <style:text-properties officeooo:rsid="0023ba16" officeooo:paragraph-rsid="0023ba16"/>
    </style:style>
    <style:style style:name="P6" style:family="paragraph" style:parent-style-name="Standard">
      <style:text-properties officeooo:rsid="0024be13" officeooo:paragraph-rsid="002602a6"/>
    </style:style>
    <style:style style:name="P7" style:family="paragraph" style:parent-style-name="Standard">
      <style:text-properties officeooo:rsid="0027dde4" officeooo:paragraph-rsid="0027dde4"/>
    </style:style>
    <style:style style:name="P8" style:family="paragraph" style:parent-style-name="Standard">
      <style:text-properties officeooo:rsid="00291b46" officeooo:paragraph-rsid="00291b46"/>
    </style:style>
    <style:style style:name="T1" style:family="text">
      <style:text-properties officeooo:rsid="001dcb27"/>
    </style:style>
    <style:style style:name="T2" style:family="text">
      <style:text-properties officeooo:rsid="001faf70"/>
    </style:style>
    <style:style style:name="T3" style:family="text">
      <style:text-properties officeooo:rsid="00216aaa"/>
    </style:style>
    <style:style style:name="T4" style:family="text">
      <style:text-properties officeooo:rsid="0023ba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1.</text:span>What are the parts of a basic SQL query? Are the input and result tables of an SQL query sets or multisets? How can you obtain a set of tuples as the result of a query?</text:p>
      <text:p text:style-name="Standard"/>
      <text:p text:style-name="P1">Basic parts of SQL query are the select-list that identifies the structure of the result,from-list that is a cross-product of tables, the where clause that filters out rows of the result set,group by that is used to break result in groups and apply aggregation function for each group,having clause that is used to filter the groups.</text:p>
      <text:p text:style-name="P1"/>
      <text:p text:style-name="P2">The input and result tables of SQL are multiset unless DISTINCT is used for the result to remove duplicates.</text:p>
      <text:p text:style-name="P2"/>
      <text:p text:style-name="P2"><text:span text:style-name="T2">2. </text:span>What are range variables in SQL? How can you give names to output columns in a query that are defined by arithmetic or string expressions?What support does SQL offer for string pattern matching?</text:p>
      <text:p text:style-name="P2"/>
      <text:p text:style-name="P3">Range variables are used give relations names that can be used to avoid ambiguity between column names or when the same table is used multiple times in the query.</text:p>
      <text:p text:style-name="P3"/>
      <text:p text:style-name="P3">We can give names to output columns in a query by using AS column-name.</text:p>
      <text:p text:style-name="P3"/>
      <text:p text:style-name="P3">SQL supports LIKE and SIMILAR operators <text:span text:style-name="T3">for string pattern matching.</text:span></text:p>
      <text:p text:style-name="P3"/>
      <text:p text:style-name="P4">3.What operations does SQL provide over (multi)sets of tuples, and how would you use these in writing queries?</text:p>
      <text:p text:style-name="P4"/>
      <text:p text:style-name="P4">SQL provides INTERSECT,UNION and EXPECT operators.</text:p>
      <text:p text:style-name="P4"/>
      <text:p text:style-name="P4">4.What are nested queries? What is correlation in nested queries? How would you use the operators IN, EXISTS, UNIQUE, ANY, and ALL in writing nested queries? Why are they useful? <text:span text:style-name="T4">Ill</text:span>ustrate your answer by showing how to write the division operator in SQL.</text:p>
      <text:p text:style-name="P4"/>
      <text:p text:style-name="P4">Nested queries are queries that use subqueries in some part of the sql query.</text:p>
      <text:p text:style-name="P4"/>
      <text:p text:style-name="P4">Correlation in nested queries appear when definition of a <text:s/>subquery uses a row of the outer query.</text:p>
      <text:p text:style-name="P4"/>
      <text:p text:style-name="P4">IN operator is used to check if a multiset contains column value.</text:p>
      <text:p text:style-name="P4">EXISTS operator is used to check if a multiset is not empty.</text:p>
      <text:p text:style-name="P4">UNIQUE operator is used to check if a multiset does not contain duplicates – it’s an actual set.</text:p>
      <text:p text:style-name="P4">ANY is used to check that a comparison of a column returns true for any value of a multiset.</text:p>
      <text:p text:style-name="P4">ALL is used to check that a comparison of a column returns true for every value of a multiset.</text:p>
      <text:p text:style-name="P4"/>
      <text:p text:style-name="P5">Using Sailors,Boats and Reservations example, the division can be done as following in SQL query</text:p>
      <text:p text:style-name="P5"/>
      <text:p text:style-name="P5">SELECT S.sid FROM Sailors S WHERE NOT EXISTS ( SELECT B.bid FROM Boats B EXCEPT SELECT R.bid FROM Reservations R WHERE R.sid = S.sid )</text:p>
      <text:p text:style-name="P5"/>
      <text:p text:style-name="P5">SELECT S.sid FROM Sailors S WHERE NOT EXISTS( SELECT B.bid FROM Boats B WHERE NOT EXISTS (SELECT * FROM Reservations R WHERE R.sid = S.sid AND R.bid = B.bid))</text:p>
      <text:p text:style-name="P5"/>
      <text:p text:style-name="P5"/>
      <text:p text:style-name="P6"><text:soft-page-break/>5.What aggregate operators does SQL support? </text:p>
      <text:p text:style-name="P6">COUNT,SUM,AVG,MIN and MAX.</text:p>
      <text:p text:style-name="P5"/>
      <text:p text:style-name="P7">6.What is grouping? Is there a counterpart in relational algebra? Explain this feature, and discuss the interaction of the HAVING and WHERE clauses. Mention any restrictions that must be satisfied by the fields that appear in the GROUP BY clause.</text:p>
      <text:p text:style-name="P8"/>
      <text:p text:style-name="P8">Grouping allows breaking result of sql query into groups and applying aggregation operators for every group.</text:p>
      <text:p text:style-name="P8">There is no counterpart of grouping in relational algebra.</text:p>
      <text:p text:style-name="P8">Where filters the rows before the result is broken into groups. Having is used to filter out groups from the resu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0T20:46:38.468044723</meta:creation-date>
    <meta:generator>LibreOffice/7.5.5.2$Linux_X86_64 LibreOffice_project/50$Build-2</meta:generator>
    <dc:date>2023-11-10T21:21:53.052521776</dc:date>
    <meta:editing-duration>PT35M8S</meta:editing-duration>
    <meta:editing-cycles>12</meta:editing-cycles>
    <meta:document-statistic meta:table-count="0" meta:image-count="0" meta:object-count="0" meta:page-count="2" meta:paragraph-count="26" meta:word-count="539" meta:character-count="3093" meta:non-whitespace-character-count="2577"/>
  </office:meta>
</office:document-meta>
</file>